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92cm" svg:height="5.844cm" svg:x="39.947cm" svg:y="2.365cm">
            <draw:object draw:notify-on-update-of-ranges="Sheet1.A5:Sheet1.A22 Sheet1.I5:Sheet1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6.384cm" svg:y="12.697cm">
            <draw:object draw:notify-on-update-of-ranges="Sheet1.I27:Sheet1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0.03cm" svg:y="12.723cm">
            <draw:object draw:notify-on-update-of-ranges="Sheet1.A27:Sheet1.A44 Sheet1.I27:Sheet1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6.411cm" svg:y="23.747cm">
            <draw:object draw:notify-on-update-of-ranges="Sheet1.I49:Sheet1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38.819cm" svg:y="23.056cm">
            <draw:object draw:notify-on-update-of-ranges="Sheet1.A49:Sheet1.A66 Sheet1.I49:Sheet1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Sheet1.A5:Sheet1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6.439cm" svg:y="3.055cm">
            <draw:object draw:notify-on-update-of-ranges="Sheet1.I5:Sheet1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Sheet1.A27:Sheet1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Sheet1.A49:Sheet1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Sheet1.A71:Sheet1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6.384cm" svg:y="33.548cm">
            <draw:object draw:notify-on-update-of-ranges="Sheet1.I71:Sheet1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38.902cm" svg:y="33.203cm">
            <draw:object draw:notify-on-update-of-ranges="Sheet1.A71:Sheet1.A88 Sheet1.I71:Sheet1.I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1.45cm" svg:height="4.92cm" svg:x="55.624cm" svg:y="1.906cm">
            <draw:object draw:notify-on-update-of-ranges="Sheet1.V5:Sheet1.V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2.077cm" svg:height="6.454cm" svg:x="69.303cm" svg:y="1.966cm">
            <draw:object draw:notify-on-update-of-ranges="Sheet1.A5:Sheet1.A22 Sheet1.I5:Sheet1.I22 Sheet1.V5:Sheet1.V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1.472cm" svg:height="5.737cm" svg:x="55.712cm" svg:y="12.617cm">
            <draw:object draw:notify-on-update-of-ranges="Sheet1.V27:Sheet1.V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.636cm" svg:height="5.558cm" svg:x="69.599cm" svg:y="12.956cm">
            <draw:object draw:notify-on-update-of-ranges="Sheet1.A27:Sheet1.A44 Sheet1.I27:Sheet1.I44 Sheet1.V27:Sheet1.V4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1.087cm" svg:height="6.216cm" svg:x="55.712cm" svg:y="23.029cm">
            <draw:object draw:notify-on-update-of-ranges="Sheet1.V49:Sheet1.V6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1.225cm" svg:height="5.817cm" svg:x="69.33cm" svg:y="23.561cm">
            <draw:object draw:notify-on-update-of-ranges="Sheet1.A49:Sheet1.A66 Sheet1.I49:Sheet1.I66 Sheet1.V49:Sheet1.V6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0.977cm" svg:height="5.817cm" svg:x="55.739cm" svg:y="33.017cm">
            <draw:object draw:notify-on-update-of-ranges="Sheet1.V71:Sheet1.V8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.829cm" svg:height="6.044cm" svg:x="69.302cm" svg:y="32.697cm">
            <draw:object draw:notify-on-update-of-ranges="Sheet1.A71:Sheet1.A88 Sheet1.I71:Sheet1.I88 Sheet1.V71:Sheet1.V8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  <table:table-cell table:number-columns-repeated="12"/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  <table:table-cell table:number-columns-repeated="12"/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  <table:table-cell table:number-columns-repeated="12"/>
          <table:table-cell office:value-type="float" office:value="97.5714285714286" calcext:value-type="float">
            <text:p>97.5714285714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  <table:table-cell table:number-columns-repeated="12"/>
          <table:table-cell office:value-type="float" office:value="54.6666666666667" calcext:value-type="float">
            <text:p>54.6666666667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  <table:table-cell table:number-columns-repeated="12"/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  <table:table-cell table:number-columns-repeated="1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  <table:table-cell table:number-columns-repeated="12"/>
          <table:table-cell office:value-type="float" office:value="103.083333333333" calcext:value-type="float">
            <text:p>103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  <table:table-cell table:number-columns-repeated="12"/>
          <table:table-cell office:value-type="float" office:value="99.0769230769231" calcext:value-type="float">
            <text:p>99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  <table:table-cell table:number-columns-repeated="1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  <table:table-cell table:number-columns-repeated="12"/>
          <table:table-cell office:value-type="float" office:value="153.866666666667" calcext:value-type="float">
            <text:p>153.8666666667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  <table:table-cell table:number-columns-repeated="12"/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  <table:table-cell table:number-columns-repeated="12"/>
          <table:table-cell office:value-type="float" office:value="158.117647058824" calcext:value-type="float">
            <text:p>158.1176470588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  <table:table-cell table:number-columns-repeated="12"/>
          <table:table-cell office:value-type="float" office:value="165.777777777778" calcext:value-type="float">
            <text:p>165.777777777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12"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12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1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1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  <table:table-cell table:number-columns-repeated="1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table:number-columns-repeated="1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table:number-columns-repeated="12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  <table:table-cell table:number-columns-repeated="1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  <table:table-cell table:number-columns-repeated="12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  <table:table-cell table:number-columns-repeated="12"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  <table:table-cell table:number-columns-repeated="1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table:number-columns-repeated="12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  <table:table-cell table:number-columns-repeated="12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  <table:table-cell table:number-columns-repeated="12"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  <table:table-cell table:number-columns-repeated="12"/>
          <table:table-cell office:value-type="float" office:value="697" calcext:value-type="float">
            <text:p>697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21"/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  <table:table-cell table:number-columns-repeated="12"/>
          <table:table-cell office:value-type="float" office:value="1069.95884773663" calcext:value-type="float">
            <text:p>1069.9588477366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  <table:table-cell table:number-columns-repeated="12"/>
          <table:table-cell office:value-type="float" office:value="8327.40213523132" calcext:value-type="float">
            <text:p>8327.4021352313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  <table:table-cell table:number-columns-repeated="12"/>
          <table:table-cell office:value-type="float" office:value="14885.4961832061" calcext:value-type="float">
            <text:p>14885.4961832061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  <table:table-cell table:number-columns-repeated="12"/>
          <table:table-cell office:value-type="float" office:value="17142.8571428571" calcext:value-type="float">
            <text:p>17142.8571428571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  <table:table-cell table:number-columns-repeated="12"/>
          <table:table-cell office:value-type="float" office:value="14836.9565217391" calcext:value-type="float">
            <text:p>14836.9565217391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  <table:table-cell table:number-columns-repeated="12"/>
          <table:table-cell office:value-type="float" office:value="18626.8656716418" calcext:value-type="float">
            <text:p>18626.8656716418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  <table:table-cell table:number-columns-repeated="12"/>
          <table:table-cell office:value-type="float" office:value="17290.6403940887" calcext:value-type="float">
            <text:p>17290.6403940887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  <table:table-cell table:number-columns-repeated="12"/>
          <table:table-cell office:value-type="float" office:value="21138.2113821138" calcext:value-type="float">
            <text:p>21138.2113821138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  <table:table-cell table:number-columns-repeated="12"/>
          <table:table-cell office:value-type="float" office:value="20825.2427184466" calcext:value-type="float">
            <text:p>20825.2427184466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  <table:table-cell table:number-columns-repeated="12"/>
          <table:table-cell office:value-type="float" office:value="19419.0871369295" calcext:value-type="float">
            <text:p>19419.0871369295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  <table:table-cell table:number-columns-repeated="12"/>
          <table:table-cell office:value-type="float" office:value="21257.8616352201" calcext:value-type="float">
            <text:p>21257.861635220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  <table:table-cell table:number-columns-repeated="12"/>
          <table:table-cell office:value-type="float" office:value="23585.313174946" calcext:value-type="float">
            <text:p>23585.313174946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  <table:table-cell table:number-columns-repeated="12"/>
          <table:table-cell office:value-type="float" office:value="21081.0810810811" calcext:value-type="float">
            <text:p>21081.0810810811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  <table:table-cell table:number-columns-repeated="12"/>
          <table:table-cell office:value-type="float" office:value="20696.5174129353" calcext:value-type="float">
            <text:p>20696.5174129353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  <table:table-cell table:number-columns-repeated="12"/>
          <table:table-cell office:value-type="float" office:value="18676.0563380282" calcext:value-type="float">
            <text:p>18676.0563380282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  <table:table-cell table:number-columns-repeated="12"/>
          <table:table-cell office:value-type="float" office:value="20143.4720229555" calcext:value-type="float">
            <text:p>20143.4720229555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21"/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  <table:table-cell table:number-columns-repeated="12"/>
          <table:table-cell office:value-type="float" office:value="4279.8353909465" calcext:value-type="float">
            <text:p>4279.835390946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1103.2028469751" calcext:value-type="float">
            <text:p>11103.2028469751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  <table:table-cell table:number-columns-repeated="12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  <table:table-cell table:number-columns-repeated="12"/>
          <table:table-cell office:value-type="float" office:value="11428.5714285714" calcext:value-type="float">
            <text:p>11428.5714285714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  <table:table-cell table:number-columns-repeated="12"/>
          <table:table-cell office:value-type="float" office:value="8478.26086956522" calcext:value-type="float">
            <text:p>8478.26086956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  <table:table-cell table:number-columns-repeated="12"/>
          <table:table-cell office:value-type="float" office:value="9313.4328358209" calcext:value-type="float">
            <text:p>9313.432835820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2"/>
          <table:table-cell office:value-type="float" office:value="7684.72906403941" calcext:value-type="float">
            <text:p>7684.7290640394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8455.28455284553" calcext:value-type="float">
            <text:p>8455.284552845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  <table:table-cell table:number-columns-repeated="12"/>
          <table:table-cell office:value-type="float" office:value="7572.81553398058" calcext:value-type="float">
            <text:p>7572.8155339806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  <table:table-cell table:number-columns-repeated="12"/>
          <table:table-cell office:value-type="float" office:value="6473.02904564315" calcext:value-type="float">
            <text:p>6473.0290456432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  <table:table-cell table:number-columns-repeated="12"/>
          <table:table-cell office:value-type="float" office:value="6540.88050314465" calcext:value-type="float">
            <text:p>6540.8805031447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  <table:table-cell table:number-columns-repeated="12"/>
          <table:table-cell office:value-type="float" office:value="6738.66090712743" calcext:value-type="float">
            <text:p>6738.6609071274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  <table:table-cell table:number-columns-repeated="12"/>
          <table:table-cell office:value-type="float" office:value="5621.62162162162" calcext:value-type="float">
            <text:p>5621.6216216216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  <table:table-cell table:number-columns-repeated="12"/>
          <table:table-cell office:value-type="float" office:value="5174.12935323383" calcext:value-type="float">
            <text:p>5174.1293532338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  <table:table-cell table:number-columns-repeated="12"/>
          <table:table-cell office:value-type="float" office:value="4394.3661971831" calcext:value-type="float">
            <text:p>4394.3661971831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  <table:table-cell table:number-columns-repeated="12"/>
          <table:table-cell office:value-type="float" office:value="4476.32711621234" calcext:value-type="float">
            <text:p>4476.3271162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0T17:08:12.613683111</dc:date>
    <meta:editing-duration>PT58M13S</meta:editing-duration>
    <meta:editing-cycles>9</meta:editing-cycles>
    <meta:document-statistic meta:table-count="1" meta:cell-count="220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Sheet1.A5:Sheet1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Sheet1.A49:Sheet1.A66 Sheet1.I49:Sheet1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9:Sheet1.A66" chart:class="chart:line">
            <chart:data-point chart:repeated="18"/>
          </chart:series>
          <chart:series chart:style-name="ch7" chart:values-cell-range-address="Sheet1.I49:Sheet1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Sheet1.A49:Sheet1.A66</svg:desc>
                </draw:g>
              </table:table-cell>
              <table:table-cell office:value-type="float" office:value="2635.13513513514">
                <text:p>2635.13513513514</text:p>
                <draw:g>
                  <svg:desc>Sheet1.I49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Sheet1.I71:Sheet1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71:Sheet1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Sheet1.I71:Sheet1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Sheet1.A71:Sheet1.A88 Sheet1.I71:Sheet1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1:Sheet1.A88" chart:class="chart:line">
            <chart:data-point chart:repeated="18"/>
          </chart:series>
          <chart:series chart:style-name="ch7" chart:values-cell-range-address="Sheet1.I71:Sheet1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Sheet1.A71:Sheet1.A88</svg:desc>
                </draw:g>
              </table:table-cell>
              <table:table-cell office:value-type="float" office:value="10540.5405405405">
                <text:p>10540.5405405405</text:p>
                <draw:g>
                  <svg:desc>Sheet1.I71:Sheet1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51cm" svg:height="4.921cm" xlink:href=".." xlink:type="simple" chart:class="chart:line" chart:style-name="ch1">
        <chart:legend chart:legend-position="end" svg:x="8.599cm" svg:y="2.161cm" style:legend-expansion="high" chart:style-name="ch2"/>
        <chart:plot-area chart:style-name="ch3" table:cell-range-address="Sheet1.V5:Sheet1.V22" svg:x="0.229cm" svg:y="0.098cm" svg:width="8.141cm" svg:height="4.725cm">
          <chartooo:coordinate-region svg:x="1.036cm" svg:y="0.297cm" svg:width="7.147cm" svg:height="3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5:Sheet1.V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V5:Sheet1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8cm" svg:height="6.455cm" xlink:href=".." xlink:type="simple" chart:class="chart:line" chart:style-name="ch1">
        <chart:legend chart:legend-position="end" svg:x="9.226cm" svg:y="2.43cm" style:legend-expansion="high" chart:style-name="ch2"/>
        <chart:plot-area chart:style-name="ch3" table:cell-range-address="Sheet1.A5:Sheet1.A22 Sheet1.I5:Sheet1.I22 Sheet1.V5:Sheet1.V22" svg:x="0.241cm" svg:y="0.129cm" svg:width="8.744cm" svg:height="6.197cm">
          <chartooo:coordinate-region svg:x="1.233cm" svg:y="0.328cm" svg:width="7.565cm" svg:height="5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2" chart:class="chart:line">
            <chart:data-point chart:repeated="18"/>
          </chart:series>
          <chart:series chart:style-name="ch7" chart:values-cell-range-address="Sheet1.I5:Sheet1.I22" chart:class="chart:line">
            <chart:data-point chart:repeated="18"/>
          </chart:series>
          <chart:series chart:style-name="ch8" chart:values-cell-range-address="Sheet1.V5:Sheet1.V2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2</svg:desc>
                </draw:g>
              </table:table-cell>
              <table:table-cell office:value-type="float" office:value="0">
                <text:p>0</text:p>
                <draw:g>
                  <svg:desc>Sheet1.I5:Sheet1.I22</svg:desc>
                </draw:g>
              </table:table-cell>
              <table:table-cell office:value-type="float" office:value="0">
                <text:p>0</text:p>
                <draw:g>
                  <svg:desc>Sheet1.V5:Sheet1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3cm" svg:height="5.738cm" xlink:href=".." xlink:type="simple" chart:class="chart:line" chart:style-name="ch1">
        <chart:legend chart:legend-position="end" svg:x="8.621cm" svg:y="2.57cm" style:legend-expansion="high" chart:style-name="ch2"/>
        <chart:plot-area chart:style-name="ch3" table:cell-range-address="Sheet1.V27:Sheet1.V44" svg:x="0.229cm" svg:y="0.114cm" svg:width="8.163cm" svg:height="5.51cm">
          <chartooo:coordinate-region svg:x="1.036cm" svg:y="0.313cm" svg:width="7.169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27:Sheet1.V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9">
                <text:p>729</text:p>
                <draw:g>
                  <svg:desc>Sheet1.V27:Sheet1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37cm" svg:height="5.559cm" xlink:href=".." xlink:type="simple" chart:class="chart:line" chart:style-name="ch1">
        <chart:legend chart:legend-position="end" svg:x="6.785cm" svg:y="1.982cm" style:legend-expansion="high" chart:style-name="ch2"/>
        <chart:plot-area chart:style-name="ch3" table:cell-range-address="Sheet1.A27:Sheet1.A44 Sheet1.I27:Sheet1.I44 Sheet1.V27:Sheet1.V44" svg:x="0.192cm" svg:y="0.111cm" svg:width="6.401cm" svg:height="5.337cm">
          <chartooo:coordinate-region svg:x="1.184cm" svg:y="0.311cm" svg:width="5.222cm" svg:height="4.0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7:Sheet1.A44" chart:class="chart:line">
            <chart:data-point chart:repeated="18"/>
          </chart:series>
          <chart:series chart:style-name="ch7" chart:values-cell-range-address="Sheet1.I27:Sheet1.I44" chart:class="chart:line">
            <chart:data-point chart:repeated="18"/>
          </chart:series>
          <chart:series chart:style-name="ch8" chart:values-cell-range-address="Sheet1.V27:Sheet1.V4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1.A27:Sheet1.A44</svg:desc>
                </draw:g>
              </table:table-cell>
              <table:table-cell office:value-type="float" office:value="296">
                <text:p>296</text:p>
                <draw:g>
                  <svg:desc>Sheet1.I27:Sheet1.I44</svg:desc>
                </draw:g>
              </table:table-cell>
              <table:table-cell office:value-type="float" office:value="729">
                <text:p>729</text:p>
                <draw:g>
                  <svg:desc>Sheet1.V27:Sheet1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6.217cm" xlink:href=".." xlink:type="simple" chart:class="chart:line" chart:style-name="ch1">
        <chart:legend chart:legend-position="end" svg:x="8.236cm" svg:y="2.809cm" style:legend-expansion="high" chart:style-name="ch2"/>
        <chart:plot-area chart:style-name="ch3" table:cell-range-address="Sheet1.V49:Sheet1.V66" svg:x="0.221cm" svg:y="0.124cm" svg:width="7.794cm" svg:height="5.969cm">
          <chartooo:coordinate-region svg:x="1.398cm" svg:y="0.323cm" svg:width="6.43cm" svg:height="5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49:Sheet1.V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.95884773663">
                <text:p>1069.95884773663</text:p>
                <draw:g>
                  <svg:desc>Sheet1.V49:Sheet1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6cm" svg:height="5.818cm" xlink:href=".." xlink:type="simple" chart:class="chart:line" chart:style-name="ch1">
        <chart:legend chart:legend-position="end" svg:x="8.374cm" svg:y="2.112cm" style:legend-expansion="high" chart:style-name="ch2"/>
        <chart:plot-area chart:style-name="ch3" table:cell-range-address="Sheet1.A49:Sheet1.A66 Sheet1.I49:Sheet1.I66 Sheet1.V49:Sheet1.V66" svg:x="0.224cm" svg:y="0.116cm" svg:width="7.926cm" svg:height="5.586cm">
          <chartooo:coordinate-region svg:x="1.401cm" svg:y="0.315cm" svg:width="6.562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9:Sheet1.A66" chart:class="chart:line">
            <chart:data-point chart:repeated="18"/>
          </chart:series>
          <chart:series chart:style-name="ch7" chart:values-cell-range-address="Sheet1.I49:Sheet1.I66" chart:class="chart:line">
            <chart:data-point chart:repeated="18"/>
          </chart:series>
          <chart:series chart:style-name="ch8" chart:values-cell-range-address="Sheet1.V49:Sheet1.V66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Sheet1.A49:Sheet1.A66</svg:desc>
                </draw:g>
              </table:table-cell>
              <table:table-cell office:value-type="float" office:value="2635.13513513514">
                <text:p>2635.13513513514</text:p>
                <draw:g>
                  <svg:desc>Sheet1.I49:Sheet1.I66</svg:desc>
                </draw:g>
              </table:table-cell>
              <table:table-cell office:value-type="float" office:value="1069.95884773663">
                <text:p>1069.95884773663</text:p>
                <draw:g>
                  <svg:desc>Sheet1.V49:Sheet1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8cm" svg:height="5.818cm" xlink:href=".." xlink:type="simple" chart:class="chart:line" chart:style-name="ch1">
        <chart:legend chart:legend-position="end" svg:x="8.126cm" svg:y="2.61cm" style:legend-expansion="high" chart:style-name="ch2"/>
        <chart:plot-area chart:style-name="ch3" table:cell-range-address="Sheet1.V71:Sheet1.V88" svg:x="0.219cm" svg:y="0.116cm" svg:width="7.688cm" svg:height="5.586cm">
          <chartooo:coordinate-region svg:x="1.396cm" svg:y="0.315cm" svg:width="6.324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71:Sheet1.V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.8353909465">
                <text:p>4279.8353909465</text:p>
                <draw:g>
                  <svg:desc>Sheet1.V71:Sheet1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Sheet1.I5:Sheet1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5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cm" svg:height="6.045cm" xlink:href=".." xlink:type="simple" chart:class="chart:line" chart:style-name="ch1">
        <chart:legend chart:legend-position="end" svg:x="6.978cm" svg:y="2.225cm" style:legend-expansion="high" chart:style-name="ch2"/>
        <chart:plot-area chart:style-name="ch3" table:cell-range-address="Sheet1.A71:Sheet1.A88 Sheet1.I71:Sheet1.I88 Sheet1.V71:Sheet1.V88" svg:x="0.196cm" svg:y="0.12cm" svg:width="6.586cm" svg:height="5.805cm">
          <chartooo:coordinate-region svg:x="1.373cm" svg:y="0.319cm" svg:width="5.222cm" svg:height="4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1:Sheet1.A88" chart:class="chart:line">
            <chart:data-point chart:repeated="18"/>
          </chart:series>
          <chart:series chart:style-name="ch7" chart:values-cell-range-address="Sheet1.I71:Sheet1.I88" chart:class="chart:line">
            <chart:data-point chart:repeated="18"/>
          </chart:series>
          <chart:series chart:style-name="ch8" chart:values-cell-range-address="Sheet1.V71:Sheet1.V8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Sheet1.A71:Sheet1.A88</svg:desc>
                </draw:g>
              </table:table-cell>
              <table:table-cell office:value-type="float" office:value="10540.5405405405">
                <text:p>10540.5405405405</text:p>
                <draw:g>
                  <svg:desc>Sheet1.I71:Sheet1.I88</svg:desc>
                </draw:g>
              </table:table-cell>
              <table:table-cell office:value-type="float" office:value="4279.8353909465">
                <text:p>4279.8353909465</text:p>
                <draw:g>
                  <svg:desc>Sheet1.V71:Sheet1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Sheet1.A27:Sheet1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7:Sheet1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1.A27:Sheet1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Sheet1.A49:Sheet1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9:Sheet1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Sheet1.A49:Sheet1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Sheet1.A71:Sheet1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1:Sheet1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Sheet1.A71:Sheet1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Sheet1.A5:Sheet1.A22 Sheet1.I5:Sheet1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2" chart:class="chart:line">
            <chart:data-point chart:repeated="18"/>
          </chart:series>
          <chart:series chart:style-name="ch7" chart:values-cell-range-address="Sheet1.I5:Sheet1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2</svg:desc>
                </draw:g>
              </table:table-cell>
              <table:table-cell office:value-type="float" office:value="0">
                <text:p>0</text:p>
                <draw:g>
                  <svg:desc>Sheet1.I5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Sheet1.I27:Sheet1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7:Sheet1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Sheet1.I27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Sheet1.A27:Sheet1.A44 Sheet1.I27:Sheet1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7:Sheet1.A44" chart:class="chart:line">
            <chart:data-point chart:repeated="18"/>
          </chart:series>
          <chart:series chart:style-name="ch7" chart:values-cell-range-address="Sheet1.I27:Sheet1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1.A27:Sheet1.A44</svg:desc>
                </draw:g>
              </table:table-cell>
              <table:table-cell office:value-type="float" office:value="296">
                <text:p>296</text:p>
                <draw:g>
                  <svg:desc>Sheet1.I27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Sheet1.I49:Sheet1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9:Sheet1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Sheet1.I49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